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31a354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553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2ef8d0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Heading_20_1" style:master-page-name="Corps_20_du_20_document">
      <style:paragraph-properties style:page-number="1" fo:break-before="page"/>
      <style:text-properties officeooo:rsid="00320afb" officeooo:paragraph-rsid="00320afb"/>
    </style:style>
    <style:style style:name="P19" style:family="paragraph" style:parent-style-name="Heading_20_1">
      <style:paragraph-properties fo:break-before="page"/>
      <style:text-properties officeooo:rsid="000d02cf" officeooo:paragraph-rsid="0011138a"/>
    </style:style>
    <style:style style:name="P20" style:family="paragraph" style:parent-style-name="Heading_20_2">
      <style:text-properties officeooo:rsid="000d1405" officeooo:paragraph-rsid="00320afb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320afb" officeooo:paragraph-rsid="0033f1d4"/>
    </style:style>
    <style:style style:name="P23" style:family="paragraph" style:parent-style-name="Heading_20_2">
      <style:text-properties officeooo:rsid="0011138a" officeooo:paragraph-rsid="0011138a"/>
    </style:style>
    <style:style style:name="P24" style:family="paragraph" style:parent-style-name="Heading_20_2">
      <style:text-properties officeooo:rsid="004eb8cb" officeooo:paragraph-rsid="002ceee8"/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 style:list-style-name="L1">
      <style:text-properties officeooo:rsid="0029376f" officeooo:paragraph-rsid="0029376f"/>
    </style:style>
    <style:style style:name="P27" style:family="paragraph" style:parent-style-name="Text_20_body">
      <style:text-properties officeooo:paragraph-rsid="0033f1d4"/>
    </style:style>
    <style:style style:name="P28" style:family="paragraph" style:parent-style-name="Text_20_body">
      <style:text-properties officeooo:rsid="0033f1d4" officeooo:paragraph-rsid="0033f1d4"/>
    </style:style>
    <style:style style:name="P29" style:family="paragraph" style:parent-style-name="Text_20_body">
      <style:text-properties officeooo:paragraph-rsid="0038109e"/>
    </style:style>
    <style:style style:name="P30" style:family="paragraph" style:parent-style-name="Text_20_body" style:list-style-name="L4">
      <style:text-properties officeooo:rsid="00385089" officeooo:paragraph-rsid="003d1fb8"/>
    </style:style>
    <style:style style:name="P31" style:family="paragraph" style:parent-style-name="Text_20_body" style:list-style-name="L4">
      <style:text-properties officeooo:rsid="00385089" officeooo:paragraph-rsid="00385089"/>
    </style:style>
    <style:style style:name="P32" style:family="paragraph" style:parent-style-name="Text_20_body">
      <style:text-properties officeooo:paragraph-rsid="002e5530"/>
    </style:style>
    <style:style style:name="P33" style:family="paragraph" style:parent-style-name="Text_20_body" style:list-style-name="L3">
      <style:text-properties officeooo:paragraph-rsid="002e5530"/>
    </style:style>
    <style:style style:name="P34" style:family="paragraph" style:parent-style-name="Text_20_body" style:list-style-name="L3">
      <style:text-properties officeooo:paragraph-rsid="003b346d"/>
    </style:style>
    <style:style style:name="P35" style:family="paragraph" style:parent-style-name="Text_20_body">
      <style:text-properties officeooo:paragraph-rsid="003b346d"/>
    </style:style>
    <style:style style:name="T1" style:family="text">
      <style:text-properties officeooo:rsid="0031a354"/>
    </style:style>
    <style:style style:name="T2" style:family="text">
      <style:text-properties officeooo:rsid="00320afb"/>
    </style:style>
    <style:style style:name="T3" style:family="text">
      <style:text-properties officeooo:rsid="0018e4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1a354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officeooo:rsid="003d08c6"/>
    </style:style>
    <style:style style:name="T8" style:family="text">
      <style:text-properties officeooo:rsid="003a0c7e"/>
    </style:style>
    <style:style style:name="T9" style:family="text">
      <style:text-properties officeooo:rsid="002ef8d0"/>
    </style:style>
    <style:style style:name="T10" style:family="text">
      <style:text-properties officeooo:rsid="00326333"/>
    </style:style>
    <style:style style:name="T11" style:family="text">
      <style:text-properties officeooo:rsid="0033f1d4"/>
    </style:style>
    <style:style style:name="T12" style:family="text">
      <style:text-properties officeooo:rsid="00349aa2"/>
    </style:style>
    <style:style style:name="T13" style:family="text">
      <style:text-properties officeooo:rsid="0036519b"/>
    </style:style>
    <style:style style:name="T14" style:family="text">
      <style:text-properties officeooo:rsid="0036d57e"/>
    </style:style>
    <style:style style:name="T15" style:family="text">
      <style:text-properties officeooo:rsid="0038109e"/>
    </style:style>
    <style:style style:name="T16" style:family="text">
      <style:text-properties officeooo:rsid="00385089"/>
    </style:style>
    <style:style style:name="T17" style:family="text">
      <style:text-properties officeooo:rsid="0039aecb"/>
    </style:style>
    <style:style style:name="T18" style:family="text">
      <style:text-properties officeooo:rsid="003d1fb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1">Répétition de l’oral de présentation<text:line-break/>de la fiche projet tutoré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6"><text:s text:c="2"/></text:span>Membres présents :</text:p>
      <text:list text:style-name="L1">
        <text:list-item>
          <text:p text:style-name="P26">Loïs ALLAIRE<text:tab/><text:tab/><text:span text:style-name="T4">OUI</text:span></text:p>
        </text:list-item>
        <text:list-item>
          <text:p text:style-name="P26">Hugo CLAMOND<text:tab/><text:span text:style-name="T4">OUI</text:span></text:p>
        </text:list-item>
        <text:list-item>
          <text:p text:style-name="P26">Axel MOURILLON<text:tab/><text:span text:style-name="T4">OU</text:span><text:span text:style-name="T5">I</text:span></text:p>
        </text:list-item>
        <text:list-item>
          <text:p text:style-name="P26">Arthur YANG<text:tab/><text:tab/><text:span text:style-name="T4">OUI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Répétitions<text:tab/>1</text:a></text:p>
          <text:p text:style-name="P14"><text:a xlink:type="simple" xlink:href="#__RefHeading___Toc277_1510177236" text:style-name="Index_20_Link" text:visited-style-name="Index_20_Link">Essai numéro 0 (sans Hugo)<text:tab/>1</text:a></text:p>
          <text:p text:style-name="P14"><text:a xlink:type="simple" xlink:href="#__RefHeading___Toc277_1510177236%20Copie%201" text:style-name="Index_20_Link" text:visited-style-name="Index_20_Link">Retour après premier essai<text:tab/>1</text:a></text:p>
          <text:p text:style-name="P14"><text:a xlink:type="simple" xlink:href="#__RefHeading___Toc279_1510177236" text:style-name="Index_20_Link" text:visited-style-name="Index_20_Link">Retour après deuxième essai<text:tab/>1</text:a></text:p>
          <text:p text:style-name="P13"><text:a xlink:type="simple" xlink:href="#__RefHeading___Toc263_1510177236%20Copie%202%20Copie%201" text:style-name="Index_20_Link" text:visited-style-name="Index_20_Link">Prochaine réunion<text:tab/>2</text:a></text:p>
          <text:p text:style-name="P14"><text:a xlink:type="simple" xlink:href="#__RefHeading___Toc289_1510177236" text:style-name="Index_20_Link" text:visited-style-name="Index_20_Link">Date<text:tab/>2</text:a></text:p>
          <text:p text:style-name="P14"><text:a xlink:type="simple" xlink:href="#__RefHeading___Toc291_1510177236" text:style-name="Index_20_Link" text:visited-style-name="Index_20_Link">Ordre du jour<text:tab/>2</text:a></text:p>
          <text:p text:style-name="P14"><text:a xlink:type="simple" xlink:href="#__RefHeading___Toc291_1510177236%20Copie%201" text:style-name="Index_20_Link" text:visited-style-name="Index_20_Link">Devoirs<text:tab/>2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P8"/>
      <text:p text:style-name="Text_20_body"/>
      <text:p text:style-name="P7">Le : <text:span text:style-name="T10">Jeudi 14 novembre 2024</text:span></text:p>
      <text:p text:style-name="Text_20_body"/>
      <text:h text:style-name="P18" text:outline-level="1"><text:bookmark-start text:name="__RefHeading___Toc263_1510177236"/>Répétitions<text:bookmark-end text:name="__RefHeading___Toc263_1510177236"/></text:h>
      <text:h text:style-name="P22" text:outline-level="2"><text:bookmark-start text:name="__RefHeading___Toc277_1510177236"/><text:span text:style-name="T11">E</text:span>ssai <text:span text:style-name="T11">numéro 0 (sans Hugo)</text:span><text:bookmark-end text:name="__RefHeading___Toc277_1510177236"/></text:h>
      <text:p text:style-name="P28">Premiers ajustements </text:p>
      <text:p text:style-name="P27"/>
      <text:p text:style-name="P27"/>
      <text:p text:style-name="P27"/>
      <text:h text:style-name="P22" text:outline-level="2"><text:bookmark-start text:name="__RefHeading___Toc277_1510177236 Copie 1"/>Retour après premier essai<text:bookmark-end text:name="__RefHeading___Toc277_1510177236 Copie 1"/></text:h>
      <text:p text:style-name="P27">- <text:span text:style-name="T12">Hugo : petite réf JDR en mode chef de projet = M</text:span><text:span text:style-name="T13">J peut-être</text:span></text:p>
      <text:p text:style-name="P27">- <text:span text:style-name="T14">Arthur : gaffe aux « euh »</text:span></text:p>
      <text:p text:style-name="P27"/>
      <text:p text:style-name="P27"/>
      <text:h text:style-name="P20" text:outline-level="2"><text:bookmark-start text:name="__RefHeading___Toc279_1510177236"/><text:span text:style-name="T2">Retour après deuxième essai</text:span> <text:bookmark-end text:name="__RefHeading___Toc279_1510177236"/></text:h>
      <text:p text:style-name="P29">- <text:span text:style-name="T12">Hugo : </text:span><text:span text:style-name="T15">pas de nom de famille</text:span></text:p>
      <text:p text:style-name="P1">- <text:span text:style-name="T15">Arthur : moins de euh </text:span><text:span text:style-name="T16">mais plus de difficultés d’élocution</text:span></text:p>
      <text:p text:style-name="P1"/>
      <text:p text:style-name="P1"/>
      <text:h text:style-name="P19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15"><text:span text:style-name="T7">S</text:span><text:span text:style-name="T8">amedi </text:span><text:span text:style-name="T17">16</text:span><text:span text:style-name="T9"> </text:span><text:span text:style-name="T17">novembre 2024</text:span><text:span text:style-name="T8">, </text:span><text:span text:style-name="T7">de 14h30 à 16h30</text:span></text:p>
      <text:p text:style-name="P2"/>
      <text:p text:style-name="P2"/>
      <text:h text:style-name="P23" text:outline-level="2"><text:bookmark-start text:name="__RefHeading___Toc291_1510177236"/>Ordre du jour<text:bookmark-end text:name="__RefHeading___Toc291_1510177236"/></text:h>
      <text:list xml:id="list1678202669" text:style-name="L4">
        <text:list-item>
          <text:p text:style-name="P31">Retour sur notre présentation <text:span text:style-name="T18">orale de la fiche projet tutoré</text:span></text:p>
        </text:list-item>
        <text:list-item>
          <text:p text:style-name="P31">R<text:span text:style-name="T18">evue </text:span>des tâches <text:span text:style-name="T18">proposées</text:span></text:p>
        </text:list-item>
        <text:list-item>
          <text:p text:style-name="P30">R<text:span text:style-name="T18">evue de la charte graphique</text:span></text:p>
        </text:list-item>
      </text:list>
      <text:p text:style-name="P2"/>
      <text:p text:style-name="P2"/>
      <text:h text:style-name="P24" text:outline-level="2"><text:bookmark-start text:name="__RefHeading___Toc291_1510177236 Copie 1"/>Devoirs<text:bookmark-end text:name="__RefHeading___Toc291_1510177236 Copie 1"/></text:h>
      <text:p text:style-name="P12">Axel :</text:p>
      <text:list xml:id="list3647531388" text:style-name="L3">
        <text:list-item>
          <text:p text:style-name="P34">Préparer le fichier de planning des tâches GANTT</text:p>
        </text:list-item>
      </text:list>
      <text:p text:style-name="P35">Lois :</text:p>
      <text:list xml:id="list502007356233" text:continue-numbering="true" text:style-name="L3">
        <text:list-item>
          <text:p text:style-name="P34">Continuer l’élaboration de la charte graphique</text:p>
        </text:list-item>
      </text:list>
      <text:p text:style-name="P35">Lois et Arthur :</text:p>
      <text:list xml:id="list502732389040" text:continue-numbering="true" text:style-name="L3">
        <text:list-item>
          <text:p text:style-name="P33">Répondre à la question : voulez-vous reprendre le site pour une utilisation personnelle et/ou lucrative après le projet tutoré ?</text:p>
        </text:list-item>
      </text:list>
      <text:p text:style-name="P12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1a354"/>
    </style:style>
    <style:style style:name="MT2" style:family="text">
      <style:text-properties officeooo:rsid="00320afb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Répétition de <text:span text:style-name="MT1">la</text:span> présentation <text:span text:style-name="MT1">oral</text:span><text:span text:style-name="MT2">e</text:span><text:span text:style-name="MT1"> de la fiche PT</text:span></text:p>
      </style:header>
      <style:footer>
        <text:p text:style-name="Header"><text:span text:style-name="MT2">14/11/2024</text:span><text:tab/><text:tab/><text:span text:style-name="MT3">Page : </text:span><text:span text:style-name="MT3"><text:page-number text:select-page="current">2</text:page-number></text:span><text:span text:style-name="MT3"><text:s/>/ </text:span><text:span text:style-name="MT3"><text:expression text:formula="ooow:page-2" office:value-type="float" office:value="2" style:data-style-name="N0">2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15T00:05:01.789000000</dc:date>
    <meta:editing-duration>PT3H56M42S</meta:editing-duration>
    <meta:editing-cycles>53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42" meta:word-count="230" meta:character-count="1215" meta:non-whitespace-character-count="1028"/>
  </office:meta>
</office:document-meta>
</file>